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95fe6" officeooo:paragraph-rsid="00095fe6"/>
    </style:style>
    <style:style style:name="P5" style:family="paragraph" style:parent-style-name="Subtitle">
      <style:paragraph-properties fo:text-align="start" style:justify-single-word="false" fo:break-before="page"/>
      <style:text-properties officeooo:rsid="00095fe6" officeooo:paragraph-rsid="00095fe6"/>
    </style:style>
    <style:style style:name="P6" style:family="paragraph" style:parent-style-name="Text_20_body">
      <style:paragraph-properties fo:text-align="start" style:justify-single-word="false"/>
      <style:text-properties officeooo:rsid="00095fe6" officeooo:paragraph-rsid="00095fe6"/>
    </style:style>
    <style:style style:name="P7" style:family="paragraph" style:parent-style-name="Subtitle">
      <style:paragraph-properties fo:text-align="start" style:justify-single-word="false" fo:break-before="page"/>
    </style:style>
    <style:style style:name="P8" style:family="paragraph" style:parent-style-name="Text_20_body">
      <style:paragraph-properties fo:text-align="start" style:justify-single-word="false"/>
    </style:style>
    <style:style style:name="T1" style:family="text">
      <style:text-properties officeooo:rsid="00095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METODISTA DO ESTADO DE SÃO PAULO</text:p>
      <text:p text:style-name="P2"/>
      <text:p text:style-name="P2"/>
      <text:p text:style-name="P2"/>
      <text:p text:style-name="P2"/>
      <text:p text:style-name="P2"/>
      <text:h text:style-name="P3" text:outline-level="1">REDES DE COMPUTADORES</text:h>
      <text:p text:style-name="P2"/>
      <text:p text:style-name="P2"/>
      <text:p text:style-name="P2"/>
      <text:p text:style-name="P2"/>
      <text:p text:style-name="P2"/>
      <text:p text:style-name="P2"/>
      <text:p text:style-name="P4">WALLACE SANTOS RIBEIRO – 30976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25</text:p>
      <text:p text:style-name="P5">HUB</text:p>
      <text:p text:style-name="P6"/>
      <text:p text:style-name="P6">Um Hub é um repetidor com múltiplas portas, que retransmite um sinal em todos as portas. Quando um pacote chega em uma porta, ele é enviado para outras portas de modo que todos os segmentos da LAN possam. Como ele opera na camada 1 do modelo OSI, pode conectar segmentos ou uma rede, mas não pode segmentar uma rede. Geralmente, os Hubs possuem entre 4 até 48 portas.</text:p>
      <text:p text:style-name="P7">SWITCH</text:p>
      <text:p text:style-name="P8">Switches operam na camada de enlace de dados do modelo OSI. Suas decisões de encaminhamento de pacotes são baseadas nos endereços MAC. Ou seja, um Switch <text:s/>simplesmente examina cada pacote e determina, a partir de um endereço físico (o endereçamento MAC), para qual dispositivo um pacote é intencionado, e depois o desvia <text:span text:style-name="T1">parra esse dispositivo.</text:span></text:p>
      <text:p text:style-name="P7">ROTEADOR</text:p>
      <text:p text:style-name="P8">Os roteadores operam na camada de rede do modelo OSI. Eles encaminham informações ao seu destino na rede ou Internet. Na Internet, um roteador é um dispositivo que determina o próximo ponto de rede ao qual um pacote deve ser encaminhado em direção ao seu <text:span text:style-name="T1">destino.</text:span></text:p>
      <text:p text:style-name="P7">REPETIDOR</text:p>
      <text:p text:style-name="P8">Repetidores, equipamentos que possuem a finalidade de conectar-se em uma rede WI-FI existente e estendê-la em uma nova rede, nesta função, o equipamento não precisar estar conectado via cabo de rede, entretanto, necessita estar próximo ao ponto de origem do Wi-Fi, para garantir um sinal estáve<text:span text:style-name="T1">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22:15:26.455928700</meta:creation-date>
    <dc:date>2025-09-04T22:27:50.734497300</dc:date>
    <meta:editing-duration>PT49S</meta:editing-duration>
    <meta:editing-cycles>1</meta:editing-cycles>
    <meta:document-statistic meta:table-count="0" meta:image-count="0" meta:object-count="0" meta:page-count="5" meta:paragraph-count="12" meta:word-count="234" meta:character-count="1397" meta:non-whitespace-character-count="1173"/>
    <meta:generator>LibreOffice/25.2.5.2$Windows_X86_64 LibreOffice_project/03d19516eb2e1dd5d4ccd751a0d6f35f35e08022</meta:generator>
  </office:meta>
</office:document-meta>
</file>